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3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50" calcext:value-type="float">
            <text:p>11635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: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5:16:03.375203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06-20T16:48:22.759771371</dc:date>
    <meta:editing-duration>P1DT14H4M51S</meta:editing-duration>
    <meta:editing-cycles>13</meta:editing-cycles>
    <meta:generator>LibreOffice/4.2.8.2$Linux_X86_64 LibreOffice_project/420m0$Build-2</meta:generator>
    <meta:document-statistic meta:table-count="3" meta:cell-count="41" meta:object-count="0"/>
  </office:meta>
</office:document-meta>
</file>